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7.801cm" svg:x="1.5cm" svg:y="4cm" presentation:class="title" presentation:user-transformed="true">
          <draw:text-box>
            <text:p>github.com/SethMusker/teaching-tidyverse-ggplot2<text:line-break/><text:line-break/>For setting up git and github to work within Rstudio: <text:line-break/>https://happygitwithr.com/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5:02:29.411676191</meta:creation-date>
    <meta:editing-duration>PT18H48M44S</meta:editing-duration>
    <meta:editing-cycles>2</meta:editing-cycles>
    <meta:generator>LibreOffice/24.2.7.2$Linux_X86_64 LibreOffice_project/420$Build-2</meta:generator>
    <dc:title>Beehive</dc:title>
    <dc:date>2025-02-28T10:01:37.342715288</dc:date>
    <meta:document-statistic meta:object-count="139"/>
  </office:meta>
</office:document-meta>
</file>